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officeooo:rsid="00165f2c" officeooo:paragraph-rsid="00165f2c"/>
    </style:style>
    <style:style style:name="P2" style:family="paragraph" style:parent-style-name="Standard">
      <style:paragraph-properties fo:break-before="page"/>
    </style:style>
    <style:style style:name="T1" style:family="text">
      <style:text-properties officeooo:rsid="00165f2c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#Frame1|frame" text:style-name="Internet_20_link" text:visited-style-name="Visited_20_Internet_20_Link"><text:span text:style-name="T1">#Frame1|frame</text:span></text:a></text:p>
      <text:p text:style-name="P2"><draw:frame draw:style-name="fr1" draw:name="Frame1" text:anchor-type="paragraph" svg:x="3.069cm" svg:y="0.848cm" svg:width="5.833cm" draw:z-index="0"><draw:text-box fo:min-height="1.776cm"><text:p text:style-name="P1">frame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0T13:04:37.119000000</meta:creation-date>
    <dc:date>2019-09-20T13:10:10.221000000</dc:date>
    <meta:editing-duration>PT5M34S</meta:editing-duration>
    <meta:editing-cycles>1</meta:editing-cycles>
    <meta:document-statistic meta:table-count="0" meta:image-count="0" meta:object-count="0" meta:page-count="2" meta:paragraph-count="2" meta:word-count="2" meta:character-count="18" meta:non-whitespace-character-count="18"/>
    <meta:generator>LibreOfficeDev/6.4.0.0.alpha0$Windows_X86_64 LibreOffice_project/0d90da9ea0a23c9c4afac62025208559b1496a0e</meta:generator>
  </office:meta>
</office:document-meta>
</file>